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70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4.5992in"/>
    </style:style>
    <style:style style:name="co4" style:family="table-column">
      <style:table-column-properties fo:break-before="auto" style:column-width="2.0472in"/>
    </style:style>
    <style:style style:name="co5" style:family="table-column">
      <style:table-column-properties fo:break-before="auto" style:column-width="8.2126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3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b2b2b2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5" style:family="table-cell" style:parent-style-name="Default">
      <style:table-cell-properties fo:background-color="#81d41a"/>
      <style:text-properties fo:color="#c9211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text-emphasize="none" style:font-relief="none" style:text-overline-style="none" style:text-overline-color="font-color" style:font-style-asian="italic" fo:font-style="italic" style:font-style-complex="italic"/>
    </style:style>
    <style:style style:name="T5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9" style:family="text">
      <style:text-properties fo:font-size="10pt" style:language-complex="hi" style:country-complex="IN" style:font-relief="none" style:text-emphasize="none" style:font-style-complex="normal" style:font-style-asian="normal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0" style:family="text">
      <style:text-properties style:font-name="Liberation Sans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fo:font-size="10pt" style:font-name-complex="Lohit Devanagari" style:language-asian="zh" style:country-asian="C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/>
    </style:style>
    <style:style style:name="T11" style:family="text">
      <style:text-properties style:font-name="Liberation Sans" style:font-name-asian="Noto Sans CJK SC" style:font-size-asian="10pt" style:font-size-complex="10pt" style:font-weight-asian="normal" style:font-weight-complex="normal" style:text-emphasize="none" style:font-relief="none" fo:font-size="10pt" style:font-name-complex="Lohit Devanagari" style:language-asian="zh" style:country-asian="CN" style:text-overline-style="none" style:text-overline-color="font-color" fo:font-weight="normal" style:text-underline-style="none" style:text-underline-color="font-color" style:text-line-through-type="none" style:text-outline="false" fo:text-shadow="none" style:text-line-through-mode="continuous" fo:language="en" fo:country="US" style:language-complex="hi" style:country-complex="IN" fo:font-style="italic" style:font-style-asian="italic" style:font-style-complex="italic"/>
    </style:style>
    <style:style style:name="T12" style:family="text">
      <style:text-properties style:font-name="Liberation Sans" style:font-name-asian="Noto Sans CJK SC" style:font-size-asian="10pt" style:font-size-complex="10pt" style:font-weight-asian="normal" style:font-weight-complex="normal" style:text-emphasize="none" style:font-relief="none" fo:font-size="10pt" style:font-name-complex="Lohit Devanagari" style:language-asian="zh" style:country-asian="CN" style:text-overline-style="none" style:text-overline-color="font-color" fo:font-weight="normal" style:text-underline-style="none" style:text-underline-color="font-color" style:text-line-through-type="none" style:text-outline="false" fo:text-shadow="none" style:text-line-through-mode="continuous" fo:language="en" fo:country="US" style:language-complex="hi" style:country-complex="IN" fo:font-style="normal" style:font-style-asian="normal" style:font-style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10pt" style:language-complex="hi" style:country-complex="IN" style:font-relief="none" style:text-emphasize="none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fo:font-weight="normal" style:text-overline-style="none" style:text-overline-color="font-color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row table:style-name="ro1">
          <table:table-cell table:style-name="ce4" office:value-type="string" calcext:value-type="string">
            <text:p>PRECONDITIONS + comments</text:p>
          </table:table-cell>
          <table:table-cell table:style-name="ce4"/>
          <table:table-cell table:style-name="ce4" office:value-type="string" calcext:value-type="string">
            <text:p>TEST CASE + STEPS</text:p>
          </table:table-cell>
          <table:table-cell table:style-name="ce4" office:value-type="string" calcext:value-type="string">
            <text:p>TEST DATA / INPUT</text:p>
          </table:table-cell>
          <table:table-cell table:style-name="ce13" office:value-type="string" calcext:value-type="string">
            <text:p>EXPECTED RESULT</text:p>
          </table:table-cell>
          <table:table-cell/>
        </table:table-row>
        <table:table-row table:style-name="ro1">
          <table:table-cell table:style-name="ce5" table:number-columns-repeated="4"/>
          <table:table-cell table:style-name="ce14"/>
          <table:table-cell/>
        </table:table-row>
        <table:table-row table:style-name="ro1">
          <table:table-cell table:style-name="ce6" office:value-type="string" calcext:value-type="string" table:number-columns-spanned="5" table:number-rows-spanned="1">
            <text:p>I. As a new user, I would like to register an account.</text:p>
          </table:table-cell>
          <table:covered-table-cell table:style-name="ce9"/>
          <table:covered-table-cell table:number-columns-repeated="3"/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er is legged in</text:p>
          </table:table-cell>
          <table:table-cell/>
          <table:table-cell table:style-name="ce11" office:value-type="string" calcext:value-type="string">
            <text:p>TC1 – going to home page as logged in use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 to the home pag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ick on User Account Icon</text:p>
          </table:table-cell>
          <table:table-cell/>
          <table:table-cell office:value-type="string" calcext:value-type="string">
            <text:p>User redirected to home page with welcome messag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er is not legged in</text:p>
          </table:table-cell>
          <table:table-cell/>
          <table:table-cell table:style-name="ce12" office:value-type="string" calcext:value-type="string">
            <text:p>TC2 – registration with valid data</text:p>
          </table:table-cell>
          <table:table-cell table:number-columns-repeated="2"/>
          <table:table-cell table:style-name="ce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 to the home pag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ick on <text:span text:style-name="T2">User Account</text:span> Icon</text:p>
          </table:table-cell>
          <table:table-cell/>
          <table:table-cell office:value-type="string" calcext:value-type="string">
            <text:p>User redirected to the <text:span text:style-name="T2">‘sign in’</text:span> page – <text:span text:style-name="T2">Sign In</text:span> and <text:span text:style-name="T2">Create Account</text:span> buttons are shown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ick on <text:span text:style-name="T2">Create Account </text:span>button</text:p>
          </table:table-cell>
          <table:table-cell/>
          <table:table-cell office:value-type="string" calcext:value-type="string">
            <text:p>Create New Account window fit the form is shown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ser types<text:span text:style-name="T1"> valid name</text:span></text:p>
          </table:table-cell>
          <table:table-cell office:value-type="string" calcext:value-type="string">
            <text:p>testus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ser types <text:span text:style-name="T1">valid email</text:span></text:p>
          </table:table-cell>
          <table:table-cell office:value-type="string" calcext:value-type="string">
            <text:p><text:a xlink:href="mailto:testuser1@gmail.com" xlink:type="simple">testuser1@gmail.com</text:a>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ser types<text:span text:style-name="T1"> valid password</text:span></text:p>
          </table:table-cell>
          <table:table-cell office:value-type="string" calcext:value-type="string">
            <text:p>testuser1</text:p>
          </table:table-cell>
          <table:table-cell office:value-type="string" calcext:value-type="string">
            <text:p>password is shown encrypted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User types <text:span text:style-name="T1">the same password</text:span> in<text:span text:style-name="T2"> Confirm password</text:span> field</text:p>
          </table:table-cell>
          <table:table-cell office:value-type="string" calcext:value-type="string">
            <text:p>testuser1</text:p>
          </table:table-cell>
          <table:table-cell office:value-type="string" calcext:value-type="string">
            <text:p>password in shown encrypted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lick on <text:span text:style-name="T2">Create account button</text:span></text:p>
          </table:table-cell>
          <table:table-cell/>
          <table:table-cell office:value-type="string" calcext:value-type="string">
            <text:p>User s redirected to the home page with welcome message “<text:span text:style-name="T2">Hi testuser”</text:span>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User is not legged in</text:p>
          </table:table-cell>
          <table:table-cell/>
          <table:table-cell table:style-name="ce12" office:value-type="string" calcext:value-type="string">
            <text:p>TC3a – registration with existing nam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 to the home pag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ick on <text:span text:style-name="T2">User Account</text:span> Icon</text:p>
          </table:table-cell>
          <table:table-cell/>
          <table:table-cell office:value-type="string" calcext:value-type="string">
            <text:p>User redirected to the ‘<text:span text:style-name="T2">sign in’</text:span> page – <text:span text:style-name="T2">Sign In</text:span> and <text:span text:style-name="T2">Create Account</text:span> buttons are shown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ick on <text:span text:style-name="T2">Create Account</text:span> button</text:p>
          </table:table-cell>
          <table:table-cell/>
          <table:table-cell office:value-type="string" calcext:value-type="string">
            <text:p><text:span text:style-name="T2">Create New Account</text:span> window with the form is shown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ser types <text:span text:style-name="T1">existing name</text:span></text:p>
          </table:table-cell>
          <table:table-cell office:value-type="string" calcext:value-type="string">
            <text:p>testus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ser types valid email</text:p>
          </table:table-cell>
          <table:table-cell office:value-type="string" calcext:value-type="string">
            <text:p><text:a xlink:href="mailto:seconduser@gmail.com" xlink:type="simple">seconduser@gmail.com</text:a>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ser types valid password</text:p>
          </table:table-cell>
          <table:table-cell office:value-type="string" calcext:value-type="string">
            <text:p>testuser2</text:p>
          </table:table-cell>
          <table:table-cell office:value-type="string" calcext:value-type="string">
            <text:p>password in encrypted form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3">User types the same password in </text:span><text:span text:style-name="T4">Confirm password </text:span>field</text:p>
          </table:table-cell>
          <table:table-cell office:value-type="string" calcext:value-type="string">
            <text:p>testuser2</text:p>
          </table:table-cell>
          <table:table-cell office:value-type="string" calcext:value-type="string">
            <text:p>password in encrypted form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lick on <text:span text:style-name="T2">Create account</text:span></text:p>
          </table:table-cell>
          <table:table-cell/>
          <table:table-cell office:value-type="string" calcext:value-type="string">
            <text:p>Flash message <text:span text:style-name="T2">“Please use a different name”</text:span>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User is not legged in</text:p>
          </table:table-cell>
          <table:table-cell/>
          <table:table-cell table:style-name="ce12" office:value-type="string" calcext:value-type="string">
            <text:p>TC3b – registration with existing emai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 to the home pag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ick on <text:span text:style-name="T2">User Account </text:span>Icon</text:p>
          </table:table-cell>
          <table:table-cell/>
          <table:table-cell office:value-type="string" calcext:value-type="string">
            <text:p>User redirected to the <text:span text:style-name="T2">‘sign in’</text:span> page – <text:span text:style-name="T2">Sign In</text:span> and <text:span text:style-name="T2">Create Account</text:span> buttons are shown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ick on<text:span text:style-name="T2"> Create Account</text:span> button</text:p>
          </table:table-cell>
          <table:table-cell/>
          <table:table-cell office:value-type="string" calcext:value-type="string">
            <text:p><text:span text:style-name="T2">Create New Account </text:span>window with the form is shown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ser types valid name</text:p>
          </table:table-cell>
          <table:table-cell office:value-type="string" calcext:value-type="string">
            <text:p>testuser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ser types <text:span text:style-name="T1">existing</text:span> <text:span text:style-name="T1">email</text:span></text:p>
          </table:table-cell>
          <table:table-cell office:value-type="string" calcext:value-type="string">
            <text:p><text:a xlink:href="mailto:testuser1@gmail.com" xlink:type="simple">testuser1@gmail.com</text:a>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ser types valid password</text:p>
          </table:table-cell>
          <table:table-cell office:value-type="string" calcext:value-type="string">
            <text:p>testuser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User types the same password in <text:span text:style-name="T5">Confirm password</text:span> field</text:p>
          </table:table-cell>
          <table:table-cell office:value-type="string" calcext:value-type="string">
            <text:p>testuser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lick on Create account</text:p>
          </table:table-cell>
          <table:table-cell/>
          <table:table-cell office:value-type="string" calcext:value-type="string">
            <text:p>Flash message <text:span text:style-name="T2">“Please use a different email address”</text:span>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User is not legged in</text:p>
          </table:table-cell>
          <table:table-cell/>
          <table:table-cell table:style-name="ce12" office:value-type="string" calcext:value-type="string">
            <text:p>TC4 – registration with invalid or empty nam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 to the home pag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ick on User Account Icon</text:p>
          </table:table-cell>
          <table:table-cell/>
          <table:table-cell office:value-type="string" calcext:value-type="string">
            <text:p>User redirected to the <text:span text:style-name="T2">‘sign in’</text:span> page – <text:span text:style-name="T2">Sign In</text:span> and <text:span text:style-name="T2">Create Account</text:span> buttons are shown</text:p>
          </table:table-cell>
          <table:table-cell/>
        </table:table-row>
        <table:table-row table:style-name="ro2">
          <table:table-cell table:style-name="ce3" office:value-type="string" calcext:value-type="string">
            <text:p>I assume that validators for name is 3 – 20 characters length and only english alphab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ick on Create Account button</text:p>
          </table:table-cell>
          <table:table-cell/>
          <table:table-cell office:value-type="string" calcext:value-type="string">
            <text:p>Create New Account window with the form is shown</text:p>
          </table:table-cell>
          <table:table-cell/>
        </table:table-row>
        <table:table-row table:style-name="ro1">
          <table:table-cell table:style-name="ce8" office:value-type="string" calcext:value-type="string" table:number-columns-spanned="1" table:number-rows-spanned="4">
            <text:p>I use parametrization for ‘a’ - ‘d‘ to avoid same steps (same result)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User types <text:span text:style-name="T1">invalid name – too short</text:span></text:p>
          </table:table-cell>
          <table:table-cell office:value-type="string" calcext:value-type="string">
            <text:p>nl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string" calcext:value-type="string">
            <text:p>4b</text:p>
          </table:table-cell>
          <table:table-cell office:value-type="string" calcext:value-type="string">
            <text:p>User types <text:span text:style-name="T1">invalid name – too long</text:span></text:p>
          </table:table-cell>
          <table:table-cell office:value-type="string" calcext:value-type="string">
            <text:p>too_long_name_withmanychars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string" calcext:value-type="string">
            <text:p>4c</text:p>
          </table:table-cell>
          <table:table-cell office:value-type="string" calcext:value-type="string">
            <text:p>User types <text:span text:style-name="T1">invalid name – polish letter</text:span></text:p>
          </table:table-cell>
          <table:table-cell office:value-type="string" calcext:value-type="string">
            <text:p>łopat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4d</text:p>
          </table:table-cell>
          <table:table-cell office:value-type="string" calcext:value-type="string">
            <text:p>User leaves the <text:span text:style-name="T1">name field empty</text:span>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ser types valid email</text:p>
          </table:table-cell>
          <table:table-cell office:value-type="string" calcext:value-type="string">
            <text:p><text:a xlink:href="mailto:testuser4@gmail.com" xlink:type="simple">testuser4@gmail.com</text:a>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ser types valid password</text:p>
          </table:table-cell>
          <table:table-cell office:value-type="string" calcext:value-type="string">
            <text:p>testuser4</text:p>
          </table:table-cell>
          <table:table-cell office:value-type="string" calcext:value-type="string">
            <text:p>password in encrypted form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User types the same password in <text:span text:style-name="T2">Confirm password </text:span>field</text:p>
          </table:table-cell>
          <table:table-cell office:value-type="string" calcext:value-type="string">
            <text:p>testuser4</text:p>
          </table:table-cell>
          <table:table-cell office:value-type="string" calcext:value-type="string">
            <text:p>password in encrypted form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lick on <text:span text:style-name="T2">Create account</text:span></text:p>
          </table:table-cell>
          <table:table-cell/>
          <table:table-cell office:value-type="string" calcext:value-type="string">
            <text:p>Flash message <text:span text:style-name="T2">“Please enter a name consisting of at least 3 and no more than 20 characters (only english letters and numbers)”</text:span>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User is not legged in</text:p>
          </table:table-cell>
          <table:table-cell/>
          <table:table-cell table:style-name="ce12" office:value-type="string" calcext:value-type="string">
            <text:p>TC5a – registration with invalid emai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 to the home pag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ick on <text:span text:style-name="T2">User Account</text:span> Icon</text:p>
          </table:table-cell>
          <table:table-cell/>
          <table:table-cell office:value-type="string" calcext:value-type="string">
            <text:p>User redirected to the <text:span text:style-name="T2">‘sign in’</text:span> page – <text:span text:style-name="T2">Sign In</text:span> and <text:span text:style-name="T2">Create Account</text:span> buttons are shown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ick on <text:span text:style-name="T2">Create Account </text:span>button</text:p>
          </table:table-cell>
          <table:table-cell/>
          <table:table-cell office:value-type="string" calcext:value-type="string">
            <text:p>Create New Account window with the form is shown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ser types valid name</text:p>
          </table:table-cell>
          <table:table-cell office:value-type="string" calcext:value-type="string">
            <text:p>testuser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ser types <text:span text:style-name="T1">invalid</text:span> email</text:p>
          </table:table-cell>
          <table:table-cell office:value-type="string" calcext:value-type="string">
            <text:p>testusergmail.com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ser types valid password</text:p>
          </table:table-cell>
          <table:table-cell office:value-type="string" calcext:value-type="string">
            <text:p>testuser5</text:p>
          </table:table-cell>
          <table:table-cell office:value-type="string" calcext:value-type="string">
            <text:p>password in encrypted form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User types the same password in <text:span text:style-name="T2">Confirm password</text:span> field</text:p>
          </table:table-cell>
          <table:table-cell office:value-type="string" calcext:value-type="string">
            <text:p>testuser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2">Click on Create</text:span> account</text:p>
          </table:table-cell>
          <table:table-cell/>
          <table:table-cell office:value-type="string" calcext:value-type="string">
            <text:p>Flash message “<text:span text:style-name="T2">Please include an ‘@’ in the email address. ‘testusergmail.com’ is missing an ‘@’.</text:span>”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User is not legged in</text:p>
          </table:table-cell>
          <table:table-cell/>
          <table:table-cell table:style-name="ce12" office:value-type="string" calcext:value-type="string">
            <text:p>TC5b – registration with empty emai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 to the home pag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ick on User Account Icon</text:p>
          </table:table-cell>
          <table:table-cell/>
          <table:table-cell office:value-type="string" calcext:value-type="string">
            <text:p>User redirected to the <text:span text:style-name="T2">‘sign in’</text:span> page – <text:span text:style-name="T2">Sign In</text:span> and <text:span text:style-name="T2">Create Account</text:span> buttons are shown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ick on Create Account button</text:p>
          </table:table-cell>
          <table:table-cell/>
          <table:table-cell office:value-type="string" calcext:value-type="string">
            <text:p>Create New Account window with the form is shown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ser types invalid name</text:p>
          </table:table-cell>
          <table:table-cell office:value-type="string" calcext:value-type="string">
            <text:p>testuser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ser types <text:span text:style-name="T1">empty</text:span> email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ser types valid password</text:p>
          </table:table-cell>
          <table:table-cell office:value-type="string" calcext:value-type="string">
            <text:p>testuser5</text:p>
          </table:table-cell>
          <table:table-cell office:value-type="string" calcext:value-type="string">
            <text:p>password in encrypted form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User types the same password in<text:span text:style-name="T2"> Confirm password </text:span>field</text:p>
          </table:table-cell>
          <table:table-cell office:value-type="string" calcext:value-type="string">
            <text:p>testuser5</text:p>
          </table:table-cell>
          <table:table-cell office:value-type="string" calcext:value-type="string">
            <text:p>password in encrypted form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lick on <text:span text:style-name="T2">Create account</text:span></text:p>
          </table:table-cell>
          <table:table-cell/>
          <table:table-cell office:value-type="string" calcext:value-type="string">
            <text:p>Flash message <text:span text:style-name="T2">“Your email address must be filled in.”</text:span>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User is not legged in</text:p>
          </table:table-cell>
          <table:table-cell/>
          <table:table-cell table:style-name="ce12" office:value-type="string" calcext:value-type="string">
            <text:p>TC6 – registration with invalid password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I assume that only validator for <text:span text:style-name="T1">password is 8 – 100 characters</text:span>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 to the home page</text:p>
          </table:table-cell>
          <table:table-cell table:number-columns-repeated="2"/>
          <table:table-cell table:style-name="ce3"/>
        </table:table-row>
        <table:table-row table:style-name="ro3">
          <table:table-cell table:style-name="ce3" office:value-type="string" calcext:value-type="string">
            <text:p>I assume that validators for<text:span text:style-name="T1"> name is 3 – 20 characters</text:span> length and only english lett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ck on <text:span text:style-name="T2">User Account </text:span>Icon</text:p>
          </table:table-cell>
          <table:table-cell/>
          <table:table-cell office:value-type="string" calcext:value-type="string">
            <text:p>User redirected to the <text:span text:style-name="T2">‘sign in’</text:span> page – <text:span text:style-name="T2">Sign In</text:span> and <text:span text:style-name="T2">Create Account</text:span> buttons are shown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ick on <text:span text:style-name="T2">Create Account</text:span> button</text:p>
          </table:table-cell>
          <table:table-cell/>
          <table:table-cell office:value-type="string" calcext:value-type="string">
            <text:p><text:span text:style-name="T2">Create New Account </text:span>window with the form is shown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ser types valid name</text:p>
          </table:table-cell>
          <table:table-cell office:value-type="string" calcext:value-type="string">
            <text:p>testuser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ser types <text:span text:style-name="T6">valid</text:span> email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 table:number-columns-spanned="1" table:number-rows-spanned="6">
            <text:p>I use parametrization for ‘a’ and ‘b‘ to avoid the same steps (same result). <text:s text:c="24"/>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User types <text:span text:style-name="T1">invalid password – too short</text:span></text:p>
          </table:table-cell>
          <table:table-cell office:value-type="string" calcext:value-type="string">
            <text:p>tes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7a</text:p>
          </table:table-cell>
          <table:table-cell office:value-type="string" calcext:value-type="string">
            <text:p>User types <text:span text:style-name="T1">the same password</text:span> in <text:span text:style-name="T2">Confirm password </text:span>field –<text:span text:style-name="T1"> too short</text:span></text:p>
          </table:table-cell>
          <table:table-cell office:value-type="string" calcext:value-type="string">
            <text:p>tes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8a</text:p>
          </table:table-cell>
          <table:table-cell office:value-type="string" calcext:value-type="string">
            <text:p>Click on <text:span text:style-name="T2">Create account button</text:span></text:p>
          </table:table-cell>
          <table:table-cell/>
          <table:table-cell office:value-type="string" calcext:value-type="string">
            <text:p>a. Flash message<text:span text:style-name="T2"> “Please lengthen this text to 8 characters or more.”</text:span>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6b</text:p>
          </table:table-cell>
          <table:table-cell office:value-type="string" calcext:value-type="string">
            <text:p>User types<text:span text:style-name="T1"> invalid password – too long</text:span></text:p>
          </table:table-cell>
          <table:table-cell table:style-name="ce3" office:value-type="string" calcext:value-type="string">
            <text:p>passwordlongerthan100characters_passwordlongerthan100characters_passwordlongerthan100characters_passwordlongerthan100characters_</text:p>
          </table:table-cell>
          <table:table-cell office:value-type="string" calcext:value-type="string">
            <text:p>password in encrypted form</text:p>
          </table:table-cell>
          <table:table-cell/>
        </table:table-row>
        <table:table-row table:style-name="ro5">
          <table:covered-table-cell/>
          <table:table-cell office:value-type="string" calcext:value-type="string">
            <text:p>7b</text:p>
          </table:table-cell>
          <table:table-cell office:value-type="string" calcext:value-type="string">
            <text:p>User types <text:span text:style-name="T1">the same password</text:span> in <text:span text:style-name="T2">Confirm password </text:span>field –<text:span text:style-name="T1"> too long</text:span></text:p>
          </table:table-cell>
          <table:table-cell table:style-name="ce3" office:value-type="string" calcext:value-type="string">
            <text:p>passwordlongerthan100characters_passwordlongerthan100characters_passwordlongerthan100characters_passwordlongerthan100characters_</text:p>
          </table:table-cell>
          <table:table-cell office:value-type="string" calcext:value-type="string">
            <text:p>password in encrypted form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8b</text:p>
          </table:table-cell>
          <table:table-cell office:value-type="string" calcext:value-type="string">
            <text:p>Click on <text:span text:style-name="T2">Create account</text:span></text:p>
          </table:table-cell>
          <table:table-cell/>
          <table:table-cell office:value-type="string" calcext:value-type="string">
            <text:p>b. Flash message <text:span text:style-name="T2">“Please use less than 100 characters in your password.”</text:span>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User is not legged in</text:p>
          </table:table-cell>
          <table:table-cell table:style-name="Default"/>
          <table:table-cell table:style-name="ce12" office:value-type="string" calcext:value-type="string">
            <text:p>TC7 – registration with incorrect repeated password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 to the home pag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ick on <text:span text:style-name="T2">User Account </text:span>Icon</text:p>
          </table:table-cell>
          <table:table-cell/>
          <table:table-cell office:value-type="string" calcext:value-type="string">
            <text:p>User redirected to the <text:span text:style-name="T2">‘sign in’</text:span> page – <text:span text:style-name="T2">Sign In</text:span> and <text:span text:style-name="T2">Create Account</text:span> buttons are shown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ick on <text:span text:style-name="T2">Create Account </text:span>button</text:p>
          </table:table-cell>
          <table:table-cell/>
          <table:table-cell office:value-type="string" calcext:value-type="string">
            <text:p><text:span text:style-name="T2">Create New Account </text:span>window with the form is shown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ser types valid name</text:p>
          </table:table-cell>
          <table:table-cell office:value-type="string" calcext:value-type="string">
            <text:p>testuser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ser types valid email</text:p>
          </table:table-cell>
          <table:table-cell office:value-type="string" calcext:value-type="string">
            <text:p><text:a xlink:href="mailto:testuser7@gmail.com" xlink:type="simple">testuser7@gmail.com</text:a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1" table:number-rows-spanned="6">
            <text:p>I use parametrization for ‘a’ – ‘d’ scenarios to avoid the same steps (same result)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User types valid password</text:p>
          </table:table-cell>
          <table:table-cell office:value-type="string" calcext:value-type="string">
            <text:p>testuser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7a</text:p>
          </table:table-cell>
          <table:table-cell office:value-type="string" calcext:value-type="string">
            <text:p>User types <text:span text:style-name="T1">not the same</text:span> password in “Confirm password” field</text:p>
          </table:table-cell>
          <table:table-cell office:value-type="string" calcext:value-type="string">
            <text:p>testuser7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6b</text:p>
          </table:table-cell>
          <table:table-cell office:value-type="string" calcext:value-type="string">
            <text:p>User types valid password</text:p>
          </table:table-cell>
          <table:table-cell office:value-type="string" calcext:value-type="string">
            <text:p>testuser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7b</text:p>
          </table:table-cell>
          <table:table-cell office:value-type="string" calcext:value-type="string">
            <text:p>User leaves <text:span text:style-name="T1">empty</text:span> <text:span text:style-name="T7">Confirm password </text:span>fiel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6c</text:p>
          </table:table-cell>
          <table:table-cell office:value-type="string" calcext:value-type="string">
            <text:p>User leaves <text:span text:style-name="T1">empty</text:span> <text:span text:style-name="T1">password</text:span> fiel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c</text:p>
          </table:table-cell>
          <table:table-cell office:value-type="string" calcext:value-type="string">
            <text:p>User types valid password Confirm password field</text:p>
          </table:table-cell>
          <table:table-cell office:value-type="string" calcext:value-type="string">
            <text:p>testuser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pan text:style-name="T8">User leaves </text:span><text:span text:style-name="T9">empty </text:span><text:span text:style-name="T1">both</text:span> password fields 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lick on <text:span text:style-name="T2">Create account</text:span></text:p>
          </table:table-cell>
          <table:table-cell/>
          <table:table-cell office:value-type="string" calcext:value-type="string">
            <text:p>Flash message “<text:span text:style-name="T2">The password must be entered and then repeated exactly.”</text:span>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User is not legged in</text:p>
          </table:table-cell>
          <table:table-cell table:style-name="Default"/>
          <table:table-cell table:style-name="ce12" office:value-type="string" calcext:value-type="string">
            <text:p>TC8 – registration with incorrect repeated password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 to the home pag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ick on <text:span text:style-name="T2">User Account</text:span> Icon</text:p>
          </table:table-cell>
          <table:table-cell/>
          <table:table-cell office:value-type="string" calcext:value-type="string">
            <text:p>User redirected to the <text:span text:style-name="T2">‘sign in’</text:span> page – <text:span text:style-name="T2">Sign In</text:span> and <text:span text:style-name="T2">Create Account</text:span> buttons are shown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ick on <text:span text:style-name="T2">‘Already have an account?’ </text:span>Link</text:p>
          </table:table-cell>
          <table:table-cell/>
          <table:table-cell office:value-type="string" calcext:value-type="string">
            <text:p>User redirected to login pag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6" office:value-type="string" calcext:value-type="string" table:number-columns-spanned="5" table:number-rows-spanned="1">
            <text:p>II. As a user, I would like to log in to my account with my email and password.</text:p>
          </table:table-cell>
          <table:covered-table-cell table:style-name="ce9"/>
          <table:covered-table-cell table:number-columns-repeated="3"/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er is not legged in</text:p>
          </table:table-cell>
          <table:table-cell table:style-name="Default"/>
          <table:table-cell table:style-name="ce11" office:value-type="string" calcext:value-type="string">
            <text:p>TC1 – login with valid login and password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 to the home pag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ick on <text:span text:style-name="T2">User Account </text:span>Icon</text:p>
          </table:table-cell>
          <table:table-cell/>
          <table:table-cell office:value-type="string" calcext:value-type="string">
            <text:p>User redirected to the <text:span text:style-name="T2">‘sign in’</text:span> page – <text:span text:style-name="T2">Sign In</text:span> and <text:span text:style-name="T2">Create Account</text:span> buttons are shown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ick on <text:span text:style-name="T2">Sign In</text:span> button</text:p>
          </table:table-cell>
          <table:table-cell/>
          <table:table-cell office:value-type="string" calcext:value-type="string">
            <text:p><text:span text:style-name="T2">'Sign in’ </text:span>window with the form is shown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ser types <text:span text:style-name="T1">valid email</text:span></text:p>
          </table:table-cell>
          <table:table-cell office:value-type="string" calcext:value-type="string">
            <text:p><text:a xlink:href="mailto:testuser1@gmail.com" xlink:type="simple">testuser1@gmail.com</text:a>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ser types <text:span text:style-name="T1">valid password</text:span></text:p>
          </table:table-cell>
          <table:table-cell office:value-type="string" calcext:value-type="string">
            <text:p>testuser1</text:p>
          </table:table-cell>
          <table:table-cell office:value-type="string" calcext:value-type="string">
            <text:p>password in encrypted form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lick on <text:span text:style-name="T2">Sign in</text:span> button</text:p>
          </table:table-cell>
          <table:table-cell/>
          <table:table-cell office:value-type="string" calcext:value-type="string">
            <text:p>User redirected to main page with flash message<text:span text:style-name="T2"> “Your are now logged in”</text:span>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lick on <text:span text:style-name="T2">Sign Out</text:span> link</text:p>
          </table:table-cell>
          <table:table-cell/>
          <table:table-cell office:value-type="string" calcext:value-type="string">
            <text:p><text:span text:style-name="T10">User is signed out. User redirected to the </text:span><text:span text:style-name="T11">‘sign in’</text:span><text:span text:style-name="T12"> page </text:span>with flash message <text:span text:style-name="T2">“You are now logged out”</text:span>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User is not legged in</text:p>
          </table:table-cell>
          <table:table-cell table:style-name="Default"/>
          <table:table-cell table:style-name="ce12" office:value-type="string" calcext:value-type="string">
            <text:p>TC2a – login with valid email and invalid/empty password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 to the home pag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ick on <text:span text:style-name="T2">User Account</text:span> Icon</text:p>
          </table:table-cell>
          <table:table-cell/>
          <table:table-cell office:value-type="string" calcext:value-type="string">
            <text:p>User redirected to the <text:span text:style-name="T2">‘sign in’</text:span> page – <text:span text:style-name="T2">Sign In</text:span> and <text:span text:style-name="T2">Create Account</text:span> buttons are shown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ick on <text:span text:style-name="T2">Sign In</text:span> button</text:p>
          </table:table-cell>
          <table:table-cell/>
          <table:table-cell office:value-type="string" calcext:value-type="string">
            <text:p><text:span text:style-name="T2">Sign in</text:span> window with the form is shown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ser types valid email</text:p>
          </table:table-cell>
          <table:table-cell office:value-type="string" calcext:value-type="string">
            <text:p><text:a xlink:href="mailto:testuser1@gmail.com" xlink:type="simple">testuser1@gmail.com</text:a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1" table:number-rows-spanned="2">
            <text:p>I use parametrization for ‘a’ -’c‘ scenarios to avoid the same steps (same result)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User types <text:span text:style-name="T1">invalid password</text:span></text:p>
          </table:table-cell>
          <table:table-cell office:value-type="string" calcext:value-type="string">
            <text:p>password1</text:p>
          </table:table-cell>
          <table:table-cell office:value-type="string" calcext:value-type="string">
            <text:p>password in encrypted form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5b</text:p>
          </table:table-cell>
          <table:table-cell office:value-type="string" calcext:value-type="string">
            <text:p>User leaves <text:span text:style-name="T1">empty</text:span> password field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lick on <text:span text:style-name="T2">Sign in</text:span> button</text:p>
          </table:table-cell>
          <table:table-cell/>
          <table:table-cell office:value-type="string" calcext:value-type="string">
            <text:p>Flash message <text:span text:style-name="T2">“Access denied - wrong email address or password.”</text:span>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User is not legged in</text:p>
          </table:table-cell>
          <table:table-cell table:style-name="Default"/>
          <table:table-cell table:style-name="ce12" office:value-type="string" calcext:value-type="string">
            <text:p>TC2b – login with invalid emai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 to the home pag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ick on <text:span text:style-name="T2">User Account</text:span> Icon</text:p>
          </table:table-cell>
          <table:table-cell/>
          <table:table-cell office:value-type="string" calcext:value-type="string">
            <text:p>User redirected to the <text:span text:style-name="T2">‘sign in’</text:span> page – <text:span text:style-name="T2">Sign In</text:span> and <text:span text:style-name="T2">Create Account</text:span> buttons are shown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ick on <text:span text:style-name="T2">Sign In</text:span> button</text:p>
          </table:table-cell>
          <table:table-cell/>
          <table:table-cell office:value-type="string" calcext:value-type="string">
            <text:p><text:span text:style-name="T2">'Sign in’ </text:span>window with the form is shown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ser types <text:span text:style-name="T1">invalid email</text:span></text:p>
          </table:table-cell>
          <table:table-cell office:value-type="string" calcext:value-type="string">
            <text:p><text:a xlink:href="mailto:notexist@gmail.com" xlink:type="simple">notexist@gmail.com</text:a></text:p>
          </table:table-cell>
          <table:table-cell table:number-columns-repeated="2"/>
        </table:table-row>
        <table:table-row table:style-name="ro1">
          <table:table-cell table:style-name="ce8"/>
          <table:table-cell office:value-type="float" office:value="5" calcext:value-type="float">
            <text:p>5</text:p>
          </table:table-cell>
          <table:table-cell office:value-type="string" calcext:value-type="string">
            <text:p>User types<text:span text:style-name="T6"> password</text:span></text:p>
          </table:table-cell>
          <table:table-cell office:value-type="string" calcext:value-type="string">
            <text:p>password1</text:p>
          </table:table-cell>
          <table:table-cell office:value-type="string" calcext:value-type="string">
            <text:p>password in encrypted form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lick on <text:span text:style-name="T2">Sign in</text:span> button</text:p>
          </table:table-cell>
          <table:table-cell/>
          <table:table-cell office:value-type="string" calcext:value-type="string">
            <text:p>Flash message <text:span text:style-name="T2">“Access denied - wrong email address or password.”</text:span>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er is not legged in</text:p>
          </table:table-cell>
          <table:table-cell table:style-name="Default"/>
          <table:table-cell table:style-name="ce12" office:value-type="string" calcext:value-type="string">
            <text:p>TC3 – login with empty field/field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 to the home pag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ick on <text:span text:style-name="T2">User Account </text:span>Icon</text:p>
          </table:table-cell>
          <table:table-cell/>
          <table:table-cell office:value-type="string" calcext:value-type="string">
            <text:p>User redirected to the <text:span text:style-name="T2">‘sign in’</text:span> page – <text:span text:style-name="T2">Sign In</text:span> and <text:span text:style-name="T2">Create Account</text:span> buttons are shown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ick on <text:span text:style-name="T2">Sign In </text:span>button</text:p>
          </table:table-cell>
          <table:table-cell/>
          <table:table-cell office:value-type="string" calcext:value-type="string">
            <text:p><text:span text:style-name="T2">'Sign in’</text:span> window with the form is shown</text:p>
          </table:table-cell>
          <table:table-cell/>
        </table:table-row>
        <table:table-row table:style-name="ro1">
          <table:table-cell table:style-name="ce8" office:value-type="string" calcext:value-type="string" table:number-columns-spanned="1" table:number-rows-spanned="2">
            <text:p>I use parametrization for ‘a’ and ‘b‘ scenario to avoid the same steps (same result)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User leaves <text:span text:style-name="T1">empty email and password </text:span>fiel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b</text:p>
          </table:table-cell>
          <table:table-cell office:value-type="string" calcext:value-type="string">
            <text:p>User leaves <text:span text:style-name="T1">empty email </text:span>field, gives password</text:p>
          </table:table-cell>
          <table:table-cell office:value-type="string" calcext:value-type="string">
            <text:p>pssword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lick on <text:span text:style-name="T2">Sign in</text:span> button</text:p>
          </table:table-cell>
          <table:table-cell/>
          <table:table-cell office:value-type="string" calcext:value-type="string">
            <text:p>Flash message<text:span text:style-name="T2"> “Please, enter your email and password to sign in”</text:span>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User is not legged in</text:p>
          </table:table-cell>
          <table:table-cell table:style-name="Default"/>
          <table:table-cell table:style-name="ce12" office:value-type="string" calcext:value-type="string">
            <text:p>TC4 – login – Forgot password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 to the home pag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ick on <text:span text:style-name="T2">User Account </text:span>Icon</text:p>
          </table:table-cell>
          <table:table-cell/>
          <table:table-cell office:value-type="string" calcext:value-type="string">
            <text:p>User redirected to the <text:span text:style-name="T2">‘sign in’</text:span> page – <text:span text:style-name="T2">Sign In</text:span> and <text:span text:style-name="T2">Create Account</text:span> buttons are shown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ick on <text:span text:style-name="T2">Sign In</text:span> button</text:p>
          </table:table-cell>
          <table:table-cell/>
          <table:table-cell office:value-type="string" calcext:value-type="string">
            <text:p><text:span text:style-name="T2">'Sign in’</text:span> window with the form is shown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lick on <text:span text:style-name="T2">'Forgot your password?’ </text:span>link</text:p>
          </table:table-cell>
          <table:table-cell/>
          <table:table-cell office:value-type="string" calcext:value-type="string">
            <text:p>User is redirected to <text:span text:style-name="T2">Forgot your password </text:span><text:span text:style-name="T13">f</text:span>orm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User is not legged in</text:p>
          </table:table-cell>
          <table:table-cell table:style-name="Default"/>
          <table:table-cell table:style-name="ce12" office:value-type="string" calcext:value-type="string">
            <text:p>TC5 – login – Register a new accoun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 to the home pag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ick on User Account Icon</text:p>
          </table:table-cell>
          <table:table-cell/>
          <table:table-cell office:value-type="string" calcext:value-type="string">
            <text:p>User redirected to the <text:span text:style-name="T2">‘sign in’</text:span> page – <text:span text:style-name="T2">Sign In</text:span> and <text:span text:style-name="T2">Create Account</text:span> buttons are shown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ick on Sign In button</text:p>
          </table:table-cell>
          <table:table-cell/>
          <table:table-cell office:value-type="string" calcext:value-type="string">
            <text:p><text:span text:style-name="T2">'Sign in’ </text:span>window with the form is shown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lick on '<text:span text:style-name="T2">Create a new account’ </text:span>link</text:p>
          </table:table-cell>
          <table:table-cell/>
          <table:table-cell office:value-type="string" calcext:value-type="string">
            <text:p>User is redirected to <text:span text:style-name="T2">Register a new account </text:span>form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User is not legged in</text:p>
          </table:table-cell>
          <table:table-cell table:style-name="Default"/>
          <table:table-cell table:style-name="ce12" office:value-type="string" calcext:value-type="string">
            <text:p>TC6 – too many login tries with invalid password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 to the home pag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ick on <text:span text:style-name="T2">User Account</text:span> Icon</text:p>
          </table:table-cell>
          <table:table-cell/>
          <table:table-cell office:value-type="string" calcext:value-type="string">
            <text:p>User redirected to the <text:span text:style-name="T2">‘sign in’</text:span> page – <text:span text:style-name="T2">Sign In</text:span> and <text:span text:style-name="T2">Create Account</text:span> buttons are shown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ick on <text:span text:style-name="T2">Sign In</text:span> button</text:p>
          </table:table-cell>
          <table:table-cell/>
          <table:table-cell office:value-type="string" calcext:value-type="string">
            <text:p><text:span text:style-name="T2">Sign in</text:span> window with the form is shown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ser types valid email</text:p>
          </table:table-cell>
          <table:table-cell office:value-type="string" calcext:value-type="string">
            <text:p><text:a xlink:href="mailto:testuser1@gmail.com" xlink:type="simple">testuser1@gmail.com</text:a></text:p>
          </table:table-cell>
          <table:table-cell table:number-columns-repeated="2"/>
        </table:table-row>
        <table:table-row table:style-name="ro1">
          <table:table-cell table:style-name="ce8"/>
          <table:table-cell office:value-type="float" office:value="5" calcext:value-type="float">
            <text:p>5</text:p>
          </table:table-cell>
          <table:table-cell office:value-type="string" calcext:value-type="string">
            <text:p>User types <text:span text:style-name="T1">invalid password</text:span></text:p>
          </table:table-cell>
          <table:table-cell office:value-type="string" calcext:value-type="string">
            <text:p>password111</text:p>
          </table:table-cell>
          <table:table-cell office:value-type="string" calcext:value-type="string">
            <text:p>password in encrypted form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lick on <text:span text:style-name="T2">Sign in</text:span> button</text:p>
          </table:table-cell>
          <table:table-cell/>
          <table:table-cell office:value-type="string" calcext:value-type="string">
            <text:p>Flash message <text:span text:style-name="T2">“Access denied - wrong email address or password.”</text:span></text:p>
          </table:table-cell>
          <table:table-cell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eps 4, 5a, 6 – 3x</text:p>
          </table:table-cell>
          <table:table-cell table:style-name="ce3" office:value-type="string" calcext:value-type="string">
            <text:p>Password_111, password123, pass_1234</text:p>
          </table:table-cell>
          <table:table-cell office:value-type="string" calcext:value-type="string">
            <text:p><text:span text:style-name="T8">Flash message </text:span><text:span text:style-name="T14">“Too many tries of logging in – please try again later. If you don’t remember your password please reset your it.”</text:span>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 table:number-rows-repeated="104839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20:06:05.586773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18:34:40.069099913</meta:creation-date>
    <meta:editing-duration>PT2H29M22S</meta:editing-duration>
    <meta:editing-cycles>38</meta:editing-cycles>
    <meta:generator>LibreOffice/6.4.6.2$Linux_X86_64 LibreOffice_project/40$Build-2</meta:generator>
    <dc:date>2021-02-06T01:34:27.468315420</dc:date>
    <meta:document-statistic meta:table-count="1" meta:cell-count="402" meta:object-count="0"/>
  </office:meta>
</office:document-meta>
</file>